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" svg:font-family="'Times New Roman'"/>
    <style:font-face style:name="Arial Unicode MS1" svg:font-family="'Arial Unicode MS'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.176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language="en" fo:country="US" fo:font-style="normal" style:text-underline-style="none" fo:font-weight="bold" style:text-blinking="false" fo:background-color="transparent" style:language-asian="zh" style:country-asian="CN" style:language-complex="hi" style:country-complex="IN"/>
    </style:style>
    <style:style style:name="P2" style:family="paragraph" style:parent-style-name="Heading_20_1">
      <style:paragraph-properties fo:margin-top="0cm" fo:margin-bottom="0.176cm" loext:contextual-spacing="false" fo:line-height="138%" fo:text-align="justify" style:justify-single-word="false" style:writing-mode="lr-tb"/>
      <style:text-properties fo:language="en" fo:country="US" style:language-asian="zh" style:country-asian="CN" style:language-complex="hi" style:country-complex="IN"/>
    </style:style>
    <style:style style:name="P3" style:family="paragraph" style:parent-style-name="Text_20_body">
      <style:paragraph-properties fo:margin-top="0cm" fo:margin-bottom="0.176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style:text-blinking="false" fo:background-color="transparent" style:language-asian="zh" style:country-asian="CN" style:language-complex="hi" style:country-complex="IN"/>
    </style:style>
    <style:style style:name="P4" style:family="paragraph" style:parent-style-name="Text_20_body">
      <style:paragraph-properties fo:margin-top="0cm" fo:margin-bottom="0.176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bold" style:text-blinking="false" fo:background-color="transparent" style:language-asian="zh" style:country-asian="CN" style:language-complex="hi" style:country-complex="IN"/>
    </style:style>
    <style:style style:name="P5" style:family="paragraph" style:parent-style-name="Text_20_body">
      <style:paragraph-properties fo:margin-top="0cm" fo:margin-bottom="0.176cm" loext:contextual-spacing="false" fo:line-height="138%" fo:text-align="justify" style:justify-single-word="false" style:writing-mode="lr-tb"/>
    </style:style>
    <style:style style:name="P6" style:family="paragraph" style:parent-style-name="Text_20_body">
      <style:paragraph-properties fo:margin-top="0cm" fo:margin-bottom="0.176cm" loext:contextual-spacing="false" fo:line-height="138%" fo:text-align="justify" style:justify-single-word="false" style:writing-mode="lr-tb"/>
      <style:text-properties fo:language="en" fo:country="US" fo:font-weight="normal" style:language-asian="zh" style:country-asian="CN" style:language-complex="hi" style:country-complex="IN"/>
    </style:style>
    <style:style style:name="P7" style:family="paragraph" style:parent-style-name="Text_20_body">
      <style:paragraph-properties fo:margin-top="0cm" fo:margin-bottom="0.176cm" loext:contextual-spacing="false" fo:line-height="138%" fo:text-align="justify" style:justify-single-word="false" style:writing-mode="lr-tb"/>
      <style:text-properties fo:language="en" fo:country="US" style:language-asian="zh" style:country-asian="CN" style:language-complex="hi" style:country-complex="IN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bold" style:text-blinking="false" fo:background-color="transparent" style:language-asian="zh" style:country-asian="CN" style:language-complex="hi" style:country-complex="IN"/>
    </style:style>
    <style:style style:name="P9" style:family="paragraph" style:parent-style-name="Text_20_body">
      <style:text-properties fo:language="en" fo:country="US" style:language-asian="zh" style:country-asian="CN" style:language-complex="hi" style:country-complex="IN"/>
    </style:style>
    <style:style style:name="P10" style:family="paragraph" style:parent-style-name="Text_20_body">
      <style:text-properties fo:language="en" fo:country="US" fo:font-weight="normal" style:language-asian="zh" style:country-asian="CN" style:language-complex="hi" style:country-complex="IN"/>
    </style:style>
    <style:style style:name="P11" style:family="paragraph" style:parent-style-name="Heading_20_1" style:master-page-name="Standard">
      <style:paragraph-properties fo:margin-top="0.353cm" fo:margin-bottom="0.212cm" loext:contextual-spacing="false" fo:text-align="start" style:justify-single-word="false" style:page-number="auto" style:writing-mode="lr-tb"/>
      <style:text-properties fo:font-variant="normal" fo:text-transform="none" fo:color="#000000" style:text-line-through-style="none" style:text-line-through-type="none" style:font-name="Arial" fo:font-size="16pt" fo:language="en" fo:country="US" fo:font-style="normal" style:text-underline-style="none" fo:font-weight="bold" style:text-blinking="false" fo:background-color="transparent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P12" style:family="paragraph" style:parent-style-name="Text_20_body">
      <style:text-properties fo:language="en" fo:country="US" style:language-asian="zh" style:country-asian="CN" style:language-complex="hi" style:country-complex="IN"/>
    </style:style>
    <style:style style:name="P1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style:text-blinking="false" fo:background-color="transparent" style:language-asian="zh" style:country-asian="CN" style:language-complex="hi" style:country-complex="IN"/>
    </style:style>
    <style:style style:name="P1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style:text-blinking="false" fo:background-color="transparent" style:language-asian="zh" style:country-asian="CN" style:language-complex="hi" style:country-complex="IN"/>
    </style:style>
    <style:style style:name="P1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language="en" fo:country="US" style:language-asian="zh" style:country-asian="CN" style:language-complex="hi" style:country-complex="IN"/>
    </style:style>
    <style:style style:name="P16" style:family="paragraph" style:parent-style-name="Text_20_body" style:list-style-name="L1">
      <loext:graphic-properties draw:fill="none" draw:fill-color="#ffffff"/>
      <style:paragraph-properties fo:margin-top="0cm" fo:margin-bottom="0.176cm" loext:contextual-spacing="false" fo:line-height="138%" fo:text-align="justify" style:justify-single-word="false" fo:background-color="transparent" style:writing-mode="lr-tb"/>
      <style:text-properties fo:language="en" fo:country="US" style:language-asian="zh" style:country-asian="CN" style:language-complex="hi" style:country-complex="IN"/>
    </style:style>
    <style:style style:name="P17" style:family="paragraph" style:parent-style-name="Text_20_body" style:list-style-name="L2">
      <loext:graphic-properties draw:fill="none" draw:fill-color="#ffffff"/>
      <style:paragraph-properties fo:margin-top="0cm" fo:margin-bottom="0.176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style:text-blinking="false" fo:background-color="transparent" style:language-asian="zh" style:country-asian="CN" style:language-complex="hi" style:country-complex="IN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a4b23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ada65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c21eb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letter-kerning="true" style:text-blinking="false" fo:background-color="transparent" loext:char-shading-value="0" style:font-name-asian="SimSun" style:font-size-asian="12pt" style:font-name-complex="Mangal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a4b23" style:letter-kerning="true" style:text-blinking="false" fo:background-color="transparent" loext:char-shading-value="0" style:font-name-asian="SimSun" style:font-size-asian="12pt" style:font-name-complex="Mangal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ada65" style:letter-kerning="true" style:text-blinking="false" fo:background-color="transparent" loext:char-shading-value="0" style:font-name-asian="SimSun" style:font-size-asian="12pt" style:font-name-complex="Mangal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f8e1" style:letter-kerning="true" style:text-blinking="false" fo:background-color="transparent" loext:char-shading-value="0" style:font-name-asian="SimSun" style:font-size-asian="12pt" style:font-name-complex="Mangal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a4b23" style:letter-kerning="true" style:text-blinking="false" fo:background-color="transparent" loext:char-shading-value="0" style:font-name-asian="SimSun" style:font-size-asian="12pt" style:font-name-complex="Mangal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c21eb" style:letter-kerning="true" style:text-blinking="false" fo:background-color="transparent" loext:char-shading-value="0" style:font-name-asian="SimSun" style:font-size-asian="12pt" style:font-name-complex="Mangal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style:text-blinking="false" fo:background-color="transparent" loext:char-shading-value="0" style:language-asian="zh" style:country-asian="CN" style:language-complex="hi" style:country-complex="IN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officeooo:rsid="001a4b23" style:text-blinking="false" fo:background-color="transparent" loext:char-shading-value="0" style:language-asian="zh" style:country-asian="CN" style:language-complex="hi" style:country-complex="IN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officeooo:rsid="001c21eb" style:text-blinking="false" fo:background-color="transparent" loext:char-shading-value="0" style:language-asian="zh" style:country-asian="CN" style:language-complex="hi" style:country-complex="IN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officeooo:rsid="001a4b23" style:letter-kerning="true" style:text-blinking="false" fo:background-color="transparent" loext:char-shading-value="0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officeooo:rsid="001c21eb" style:letter-kerning="true" style:text-blinking="false" fo:background-color="transparent" loext:char-shading-value="0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fo:color="#000000" style:font-name="Times New Roman" fo:font-size="12pt" fo:font-style="normal" style:text-underline-style="solid" style:text-underline-width="auto" style:text-underline-color="font-color" fo:font-weight="bold" fo:background-color="transparent" loext:char-shading-value="0"/>
    </style:style>
    <style:style style:name="T21" style:family="text">
      <style:text-properties officeooo:rsid="001c21e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bookmark text:name="docs-internal-guid-9f19bc29-7fff-979b-dc02-35b46d44584f"/>Fiche de renseignement AMETYS – UE</text:h>
      <text:p text:style-name="P6"><text:span text:style-name="T1">Nom de l’UE (+ code UE): </text:span><text:span text:style-name="T18"> </text:span><text:span text:style-name="T20">Introduction to Quantitative Biology</text:span><text:span text:style-name="T18"> </text:span><text:span text:style-name="T2">(HAV713V)</text:span></text:p>
      <text:p text:style-name="P9"/>
      <text:h text:style-name="P1" text:outline-level="1">Onglet « Présentation »</text:h>
      <text:p text:style-name="P8">Description*:</text:p>
      <text:p text:style-name="P5"><text:span text:style-name="T13">This </text:span><text:span text:style-name="T14">UE aims </text:span><text:span text:style-name="T16">a</text:span><text:span text:style-name="T17">t</text:span><text:span text:style-name="T14"> </text:span><text:span text:style-name="T13">provid</text:span><text:span text:style-name="T15">ing</text:span><text:span text:style-name="T13"> a broad overview on emerging quantitative interdisciplinary fields in biosciences, ranging from experimental state-of-the-art techniques in microscopy and synthetic biology to systemic approaches.</text:span></text:p>
      <text:p text:style-name="P7"><text:span text:style-name="T12">I</text:span><text:span text:style-name="T11">nnovatively</text:span><text:span text:style-name="T4">, t</text:span><text:span text:style-name="T3">he</text:span><text:span text:style-name="T4">se</text:span><text:span text:style-name="T3"> methodological aspects will be presented </text:span><text:span text:style-name="T4">in the context of </text:span><text:span text:style-name="T3">broad biological and biophysical concepts such as: robustness and optimality in biological systems, gene regulation, </text:span><text:span text:style-name="T4">and </text:span><text:span text:style-name="T3">fundamental principles underlying membrane and genome </text:span><text:span text:style-name="T7">organi</text:span><text:span text:style-name="T8">z</text:span><text:span text:style-name="T7">ation</text:span><text:span text:style-name="T3">. </text:span></text:p>
      <text:p text:style-name="P7"><text:span text:style-name="T3">The </text:span><text:span text:style-name="T8">main </text:span><text:span text:style-name="T3">topics will be first introduced with standard lectures and </text:span><text:span text:style-name="T4">will be further developed by </text:span><text:span text:style-name="T3"><text:s/></text:span><text:span text:style-name="T4">individual or </text:span><text:span text:style-name="T3">team projects </text:span><text:span text:style-name="T4">where students will </text:span><text:span text:style-name="T8">learn how to apply </text:span><text:span text:style-name="T4">specific techniques by example</text:span><text:span text:style-name="T6">s</text:span><text:span text:style-name="T4">, and see how these can be used </text:span><text:span text:style-name="T6">to </text:span><text:span text:style-name="T4">explore specific biological questions.</text:span><text:span text:style-name="T3"> </text:span><text:span text:style-name="T4">These projects </text:span><text:span text:style-name="T3">will </text:span><text:span text:style-name="T4">involve literature studies, use of existing code, or development of new code (depending on the student experience) a</text:span><text:span text:style-name="T6">n</text:span><text:span text:style-name="T4">d w</text:span><text:span text:style-name="T8">ill</text:span><text:span text:style-name="T4"> </text:span><text:span text:style-name="T3">constitute half of the final evaluation. </text:span></text:p>
      <text:p text:style-name="P9"/>
      <text:p text:style-name="P4">Objectifs* :</text:p>
      <text:list xml:id="list3820561027" text:style-name="L1">
        <text:list-item>
          <text:p text:style-name="P13">Ability to approach a biological system with a quantitative perspective, via either modelling or data analysis;</text:p>
        </text:list-item>
        <text:list-item>
          <text:p text:style-name="P15"><text:span text:style-name="T3">Understand how the basics of microscopy (</text:span><text:span text:style-name="T9">optical systems interference, </text:span><text:span text:style-name="T10">diffraction</text:span><text:span text:style-name="T9">, etc</text:span><text:span text:style-name="T3">), imaging systems </text:span><text:span text:style-name="T5">(</text:span><text:span text:style-name="T3">widefield, confocal, etc</text:span><text:span text:style-name="T5">)</text:span><text:span text:style-name="T3"> apply to state-of-the-art techniques;</text:span></text:p>
        </text:list-item>
        <text:list-item>
          <text:p text:style-name="P13">Understand the principles of gene design.</text:p>
        </text:list-item>
        <text:list-item>
          <text:p text:style-name="P16"><text:span text:style-name="T5">Learn to apply and/or </text:span><text:span text:style-name="T9">develop </text:span><text:span text:style-name="T3">simple python programs to simulate and analyse data (images or large genomic datasets).</text:span></text:p>
        </text:list-item>
      </text:list>
      <text:p text:style-name="P9"/>
      <text:p text:style-name="P4">Volumes horaires* :</text:p>
      <text:p text:style-name="P3">CM : 40</text:p>
      <text:p text:style-name="P3">TD :</text:p>
      <text:p text:style-name="P3">TP :</text:p>
      <text:p text:style-name="P3">Terrain :</text:p>
      <text:p text:style-name="P9"/>
      <text:p text:style-name="P9"/>
      <text:p text:style-name="P4"><text:soft-page-break/>Pré-requis nécessaires*  :</text:p>
      <text:p text:style-name="P3">Good knowledge of basics of biochemistry, molecular biology, mathematics and physics at the undergraduate level.</text:p>
      <text:p text:style-name="P3">Differential equations, Fourier transform, <text:span text:style-name="T21">c</text:span>omplex numbers.</text:p>
      <text:p text:style-name="P3">Basic probability theory.</text:p>
      <text:p text:style-name="P9"/>
      <text:p text:style-name="P4">Pré-requis recommandés* : </text:p>
      <text:p text:style-name="P3">Bootcamp (HAV704V)</text:p>
      <text:p text:style-name="P10"><text:line-break/><text:line-break/></text:p>
      <text:h text:style-name="P1" text:outline-level="1">Onglet «+ d’infos »</text:h>
      <text:p text:style-name="P9"/>
      <text:p text:style-name="P6"><text:span text:style-name="T2">Contrôle des connaissances :  </text:span><text:span text:style-name="T1">---</text:span></text:p>
      <text:p text:style-name="P9"/>
      <text:p text:style-name="P4">Syllabus : </text:p>
      <text:list xml:id="list1794160726" text:style-name="L2">
        <text:list-item>
          <text:p text:style-name="P14">Introduction: Quantitative Biology as a transversal meeting point of disciplines;</text:p>
        </text:list-item>
        <text:list-item>
          <text:p text:style-name="P14">Key concepts in biology: Robustness and Optimality</text:p>
        </text:list-item>
        <text:list-item>
          <text:p text:style-name="P14">Random walks and stochasticity in Biology</text:p>
        </text:list-item>
        <text:list-item>
          <text:p text:style-name="P14">Introduction to biological networks</text:p>
        </text:list-item>
        <text:list-item>
          <text:p text:style-name="P14">Transcription networks and gene regulation.</text:p>
        </text:list-item>
        <text:list-item>
          <text:p text:style-name="P14">Genome Biophysics</text:p>
        </text:list-item>
        <text:list-item>
          <text:p text:style-name="P17">Membrane Biophysics</text:p>
        </text:list-item>
      </text:list>
      <text:p text:style-name="P10"><text:line-break/></text:p>
      <text:h text:style-name="P2" text:outline-level="1"><text:span text:style-name="T18"> </text:span><text:span text:style-name="T19">Onglet «Contacts »</text:span></text:h>
      <text:p text:style-name="P9"/>
      <text:p text:style-name="P6"><text:span text:style-name="T2">Responsable* :</text:span><text:span text:style-name="T18"> </text:span><text:span text:style-name="T1">Luca Ciandrini, Marcelo Nollmann</text:span></text:p>
      <text:p text:style-name="P9"/>
      <text:p text:style-name="P4">Contact(s) administratif(s) :</text:p>
      <text:p text:style-name="P9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" svg:font-family="'Times New Roman'"/>
    <style:font-face style:name="Arial Unicode MS1" svg:font-family="'Arial Unicode MS'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SimSun" style:font-family-asian="SimSun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itr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Heading_20_2" style:display-name="Heading 2" style:family="paragraph" style:parent-style-name="Titre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itre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Légend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10-20T22:40:51.940000000</meta:creation-date>
    <dc:date>2020-11-24T00:06:48.496729248</dc:date>
    <meta:editing-cycles>9</meta:editing-cycles>
    <meta:editing-duration>PT44M52S</meta:editing-duration>
    <meta:print-date>1995-11-21T17:41:00</meta:print-date>
    <meta:generator>LibreOffice/6.3.4.2$MacOSX_X86_64 LibreOffice_project/60da17e045e08f1793c57c00ba83cdfce946d0aa</meta:generator>
    <dc:creator>Luca Ciandrini</dc:creator>
    <meta:document-statistic meta:table-count="0" meta:image-count="0" meta:object-count="0" meta:page-count="2" meta:paragraph-count="39" meta:word-count="330" meta:character-count="2306" meta:non-whitespace-character-count="2009"/>
  </office:meta>
</office:document-meta>
</file>